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27302083333333cm"/>
    </style:style>
    <style:style style:name="co3" style:family="table-column">
      <style:table-column-properties fo:break-before="auto" style:column-width="2.301875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1">
            <text:p>Versuch</text:p>
          </table:table-cell>
          <table:table-cell office:value-type="string" table:style-name="ce1">
            <text:p>Time [ms]</text:p>
          </table:table-cell>
          <table:table-cell office:value-type="string" table:style-name="ce1">
            <text:p>Weight [g]</text:p>
          </table:table-cell>
          <table:table-cell office:value-type="string" table:style-name="ce1">
            <text:p><text:s/>Height [cm]</text:p>
          </table:table-cell>
          <table:table-cell office:value-type="string" table:style-name="ce1">
            <text:p>Gravitationskonstante</text:p>
          </table:table-cell>
          <table:table-cell office:value-type="float" office:value="6.6742999999999994E-11" table:formula="of:=6.6743*10^(-11)" table:style-name="ce1">
            <text:p>6.6743E-11</text:p>
          </table:table-cell>
          <table:table-cell office:value-type="float" office:value="17.673673296257896" table:formula="of:=(([.D2]/100) *2)/(([.B2]/1000)^2)" table:style-name="ce1">
            <text:p>17.6736733</text:p>
          </table:table-cell>
          <table:table-cell office:value-type="float" office:value="1.074821410854164E+25" table:formula="of:=([.G1]*([.$F$2]^2))/[.$F$1]" table:style-name="ce1">
            <text:p>1.07482E+25</text:p>
          </table:table-cell>
          <table:table-cell office:value-type="string" table:style-name="ce1">
            <text:p>Fehler in Prozent:</text:p>
          </table:table-cell>
          <table:table-cell office:value-type="float" office:value="48.953636399752533" table:formula="of:=SUM([.I2:.I13])/COUNT([.I2:.I13])" table:style-name="ce1">
            <text:p>48.9536364</text:p>
          </table:table-cell>
          <table:table-cell table:style-name="ce1"/>
          <table:table-cell office:value-type="string" table:style-name="ce1">
            <text:p>Durchschnitt G</text:p>
          </table:table-cell>
          <table:table-cell office:value-type="float" office:value="8.8429044125523691E+24" table:formula="of:=AVERAGE([.H:.H])" table:style-name="ce2">
            <text:p>8.8429E+24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412" table:style-name="ce1">
            <text:p>412</text:p>
          </table:table-cell>
          <table:table-cell office:value-type="float" office:value="15" table:style-name="ce1">
            <text:p>15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mittlerer Erdradius in m</text:p>
          </table:table-cell>
          <table:table-cell office:value-type="float" office:value="6371000" table:formula="of:=6371*1000" table:style-name="ce1">
            <text:p>6371000</text:p>
          </table:table-cell>
          <table:table-cell office:value-type="float" office:value="12.597420048374094" table:formula="of:=(([.D3]/100) *2)/(([.B3]/1000)^2)" table:style-name="ce1">
            <text:p>12.59742005</text:p>
          </table:table-cell>
          <table:table-cell office:value-type="float" office:value="7.6610994005319986E+24" table:formula="of:=([.G2]*([.$F$2]^2))/[.$F$1]" table:style-name="ce1">
            <text:p>7.6611E+24</text:p>
          </table:table-cell>
          <table:table-cell office:value-type="float" office:value="79.967752935077613" table:formula="of:=ABS((100/[.$F$3])*([.$F$3]-[.H1]))" table:style-name="ce1">
            <text:p>79.96775294</text:p>
          </table:table-cell>
          <table:table-cell table:number-columns-repeated="2" table:style-name="ce1"/>
          <table:table-cell office:value-type="string" table:style-name="ce1">
            <text:p>Durchschnitt Fehler</text:p>
          </table:table-cell>
          <table:table-cell office:value-type="float" office:value="53.620258476632202" table:formula="of:=AVERAGE([.I:.I])" table:style-name="ce1">
            <text:p>53.62025848</text:p>
          </table:table-cell>
          <table:table-cell table:number-columns-repeated="1637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488" table:style-name="ce1">
            <text:p>488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2]" table:style-name="ce1">
            <text:p>150</text:p>
          </table:table-cell>
          <table:table-cell office:value-type="string" table:style-name="ce1">
            <text:p>Masse Erde</text:p>
          </table:table-cell>
          <table:table-cell office:value-type="float" office:value="5.9722999999999996E+24" table:formula="of:=5.9723*10^(24)" table:style-name="ce2">
            <text:p>5.9723E+24</text:p>
          </table:table-cell>
          <table:table-cell office:value-type="float" office:value="15.425671402347787" table:formula="of:=(([.D4]/100) *2)/(([.B4]/1000)^2)" table:style-name="ce1">
            <text:p>15.4256714</text:p>
          </table:table-cell>
          <table:table-cell office:value-type="float" office:value="9.3810956116036635E+24" table:formula="of:=([.G3]*([.$F$2]^2))/[.$F$1]" table:style-name="ce1">
            <text:p>9.3811E+24</text:p>
          </table:table-cell>
          <table:table-cell office:value-type="float" office:value="28.277203096495473" table:formula="of:=ABS((100/[.$F$3])*([.$F$3]-[.H2]))" table:style-name="ce1">
            <text:p>28.2772031</text:p>
          </table:table-cell>
          <table:table-cell table:number-columns-repeated="16375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441" table:style-name="ce1">
            <text:p>441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3]" table:style-name="ce1">
            <text:p>150</text:p>
          </table:table-cell>
          <table:table-cell table:number-columns-repeated="2" table:style-name="ce1"/>
          <table:table-cell office:value-type="float" office:value="15.495867768595042" table:formula="of:=(([.D5]/100) *2)/(([.B5]/1000)^2)" table:style-name="ce1">
            <text:p>15.49586777</text:p>
          </table:table-cell>
          <table:table-cell office:value-type="float" office:value="9.4237854113651459E+24" table:formula="of:=([.G4]*([.$F$2]^2))/[.$F$1]" table:style-name="ce1">
            <text:p>9.42379E+24</text:p>
          </table:table-cell>
          <table:table-cell office:value-type="float" office:value="57.076764589917858" table:formula="of:=ABS((100/[.$F$3])*([.$F$3]-[.H3]))" table:style-name="ce1">
            <text:p>57.07676459</text:p>
          </table:table-cell>
          <table:table-cell table:number-columns-repeated="16375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440" table:style-name="ce1">
            <text:p>440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4]" table:style-name="ce1">
            <text:p>150</text:p>
          </table:table-cell>
          <table:table-cell table:number-columns-repeated="2" table:style-name="ce1"/>
          <table:table-cell office:value-type="float" office:value="17.846519928613922" table:formula="of:=(([.D6]/100) *2)/(([.B6]/1000)^2)" table:style-name="ce1">
            <text:p>17.84651993</text:p>
          </table:table-cell>
          <table:table-cell office:value-type="float" office:value="1.0853330491613874E+25" table:formula="of:=([.G5]*([.$F$2]^2))/[.$F$1]" table:style-name="ce1">
            <text:p>1.08533E+25</text:p>
          </table:table-cell>
          <table:table-cell office:value-type="float" office:value="57.791561230432947" table:formula="of:=ABS((100/[.$F$3])*([.$F$3]-[.H4]))" table:style-name="ce1">
            <text:p>57.79156123</text:p>
          </table:table-cell>
          <table:table-cell table:number-columns-repeated="16375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410" table:style-name="ce1">
            <text:p>410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5]" table:style-name="ce1">
            <text:p>150</text:p>
          </table:table-cell>
          <table:table-cell table:number-columns-repeated="2" table:style-name="ce1"/>
          <table:table-cell office:value-type="float" office:value="11.137469789613196" table:formula="of:=(([.D7]/100) *2)/(([.B7]/1000)^2)" table:style-name="ce1">
            <text:p>11.13746979</text:p>
          </table:table-cell>
          <table:table-cell office:value-type="float" office:value="6.7732331541696535E+24" table:formula="of:=([.G6]*([.$F$2]^2))/[.$F$1]" table:style-name="ce1">
            <text:p>6.77323E+24</text:p>
          </table:table-cell>
          <table:table-cell office:value-type="float" office:value="81.727818287994154" table:formula="of:=ABS((100/[.$F$3])*([.$F$3]-[.H5]))" table:style-name="ce1">
            <text:p>81.72781829</text:p>
          </table:table-cell>
          <table:table-cell table:number-columns-repeated="16375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19" table:style-name="ce1">
            <text:p>519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6]" table:style-name="ce1">
            <text:p>150</text:p>
          </table:table-cell>
          <table:table-cell table:number-columns-repeated="2" table:style-name="ce1"/>
          <table:table-cell office:value-type="float" office:value="21.22000905387053" table:formula="of:=(([.D8]/100) *2)/(([.B8]/1000)^2)" table:style-name="ce1">
            <text:p>21.22000905</text:p>
          </table:table-cell>
          <table:table-cell office:value-type="float" office:value="1.2904912118324837E+25" table:formula="of:=([.G7]*([.$F$2]^2))/[.$F$1]" table:style-name="ce1">
            <text:p>1.29049E+25</text:p>
          </table:table-cell>
          <table:table-cell office:value-type="float" office:value="13.410799091968823" table:formula="of:=ABS((100/[.$F$3])*([.$F$3]-[.H6]))" table:style-name="ce1">
            <text:p>13.41079909</text:p>
          </table:table-cell>
          <table:table-cell table:number-columns-repeated="16375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76" table:style-name="ce1">
            <text:p>376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7]" table:style-name="ce1">
            <text:p>150</text:p>
          </table:table-cell>
          <table:table-cell table:number-columns-repeated="2" table:style-name="ce1"/>
          <table:table-cell office:value-type="float" office:value="11.223806441716643" table:formula="of:=(([.D9]/100) *2)/(([.B9]/1000)^2)" table:style-name="ce1">
            <text:p>11.22380644</text:p>
          </table:table-cell>
          <table:table-cell office:value-type="float" office:value="6.8257386410974341E+24" table:formula="of:=([.G8]*([.$F$2]^2))/[.$F$1]" table:style-name="ce1">
            <text:p>6.82574E+24</text:p>
          </table:table-cell>
          <table:table-cell office:value-type="float" office:value="116.07943536535068" table:formula="of:=ABS((100/[.$F$3])*([.$F$3]-[.H7]))" table:style-name="ce1">
            <text:p>116.0794354</text:p>
          </table:table-cell>
          <table:table-cell table:number-columns-repeated="16375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17" table:style-name="ce1">
            <text:p>517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8]" table:style-name="ce1">
            <text:p>150</text:p>
          </table:table-cell>
          <table:table-cell table:number-columns-repeated="2" table:style-name="ce1"/>
          <table:table-cell office:value-type="float" office:value="17.759781199495624" table:formula="of:=(([.D10]/100) *2)/(([.B10]/1000)^2)" table:style-name="ce1">
            <text:p>17.7597812</text:p>
          </table:table-cell>
          <table:table-cell office:value-type="float" office:value="1.0800580482238989E+25" table:formula="of:=([.G9]*([.$F$2]^2))/[.$F$1]" table:style-name="ce1">
            <text:p>1.08006E+25</text:p>
          </table:table-cell>
          <table:table-cell office:value-type="float" office:value="14.289949284152414" table:formula="of:=ABS((100/[.$F$3])*([.$F$3]-[.H8]))" table:style-name="ce1">
            <text:p>14.28994928</text:p>
          </table:table-cell>
          <table:table-cell table:number-columns-repeated="16375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11" table:style-name="ce1">
            <text:p>411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9]" table:style-name="ce1">
            <text:p>150</text:p>
          </table:table-cell>
          <table:table-cell table:number-columns-repeated="2" table:style-name="ce1"/>
          <table:table-cell office:value-type="float" office:value="15.355950942855387" table:formula="of:=(([.D11]/100) *2)/(([.B11]/1000)^2)" table:style-name="ce1">
            <text:p>15.35595094</text:p>
          </table:table-cell>
          <table:table-cell office:value-type="float" office:value="9.3386952337190666E+24" table:formula="of:=([.G10]*([.$F$2]^2))/[.$F$1]" table:style-name="ce1">
            <text:p>9.3387E+24</text:p>
          </table:table-cell>
          <table:table-cell office:value-type="float" office:value="80.844573819784515" table:formula="of:=ABS((100/[.$F$3])*([.$F$3]-[.H9]))" table:style-name="ce1">
            <text:p>80.84457382</text:p>
          </table:table-cell>
          <table:table-cell table:number-columns-repeated="16375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442" table:style-name="ce1">
            <text:p>442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10]" table:style-name="ce1">
            <text:p>150</text:p>
          </table:table-cell>
          <table:table-cell table:number-columns-repeated="2" table:style-name="ce1"/>
          <table:table-cell office:value-type="float" office:value="9.8456206679269052" table:formula="of:=(([.D12]/100) *2)/(([.B12]/1000)^2)" table:style-name="ce1">
            <text:p>9.845620668</text:p>
          </table:table-cell>
          <table:table-cell office:value-type="float" office:value="5.98759732606166E+24" table:formula="of:=([.G11]*([.$F$2]^2))/[.$F$1]" table:style-name="ce1">
            <text:p>5.9876E+24</text:p>
          </table:table-cell>
          <table:table-cell office:value-type="float" office:value="56.366814020043662" table:formula="of:=ABS((100/[.$F$3])*([.$F$3]-[.H10]))" table:style-name="ce1">
            <text:p>56.36681402</text:p>
          </table:table-cell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52" table:style-name="ce1">
            <text:p>552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11]" table:style-name="ce1">
            <text:p>150</text:p>
          </table:table-cell>
          <table:table-cell table:number-columns-repeated="2" table:style-name="ce1"/>
          <table:table-cell office:value-type="float" office:value="9.9535170752585422" table:formula="of:=(([.D13]/100) *2)/(([.B13]/1000)^2)" table:style-name="ce1">
            <text:p>9.953517075</text:p>
          </table:table-cell>
          <table:table-cell office:value-type="float" office:value="6.0532143411610837E+24" table:formula="of:=([.G12]*([.$F$2]^2))/[.$F$1]" table:style-name="ce1">
            <text:p>6.05321E+24</text:p>
          </table:table-cell>
          <table:table-cell office:value-type="float" office:value="0.25613793784070421" table:formula="of:=ABS((100/[.$F$3])*([.$F$3]-[.H11]))" table:style-name="ce1">
            <text:p>0.256137938</text:p>
          </table:table-cell>
          <table:table-cell table:number-columns-repeated="16375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49" table:style-name="ce1">
            <text:p>549</text:p>
          </table:table-cell>
          <table:table-cell office:value-type="float" office:value="102.58" table:style-name="ce1">
            <text:p>102.58</text:p>
          </table:table-cell>
          <table:table-cell office:value-type="float" office:value="150" table:formula="of:=[.D12]" table:style-name="ce1">
            <text:p>150</text:p>
          </table:table-cell>
          <table:table-cell table:number-columns-repeated="2" table:style-name="ce1"/>
          <table:table-cell office:value-type="float" office:value="6.0018125473893127" table:formula="of:=(([.D14]/100) *2)/(([.B14]/1000)^2)" table:style-name="ce1">
            <text:p>6.001812547</text:p>
          </table:table-cell>
          <table:table-cell office:value-type="float" office:value="3.6499920088672626E+24" table:formula="of:=([.G13]*([.$F$2]^2))/[.$F$1]" table:style-name="ce1">
            <text:p>3.64999E+24</text:p>
          </table:table-cell>
          <table:table-cell office:value-type="float" office:value="1.3548271379717041" table:formula="of:=ABS((100/[.$F$3])*([.$F$3]-[.H12]))" table:style-name="ce1">
            <text:p>1.354827138</text:p>
          </table:table-cell>
          <table:table-cell table:number-columns-repeated="16375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07" table:style-name="ce1">
            <text:p>707</text:p>
          </table:table-cell>
          <table:table-cell office:value-type="float" office:value="55.6" table:style-name="ce1">
            <text:p>55.6</text:p>
          </table:table-cell>
          <table:table-cell office:value-type="float" office:value="150" table:formula="of:=[.D13]" table:style-name="ce1">
            <text:p>150</text:p>
          </table:table-cell>
          <table:table-cell table:number-columns-repeated="2" table:style-name="ce1"/>
          <table:table-cell office:value-type="float" office:value="22.032740652609778" table:formula="of:=(([.D15]/100) *2)/(([.B15]/1000)^2)" table:style-name="ce1">
            <text:p>22.03274065</text:p>
          </table:table-cell>
          <table:table-cell office:value-type="float" office:value="1.339917344643688E+25" table:formula="of:=([.G14]*([.$F$2]^2))/[.$F$1]" table:style-name="ce1">
            <text:p>1.33992E+25</text:p>
          </table:table-cell>
          <table:table-cell office:value-type="float" office:value="38.884650656074498" table:formula="of:=ABS((100/[.$F$3])*([.$F$3]-[.H13]))" table:style-name="ce1">
            <text:p>38.88465066</text:p>
          </table:table-cell>
          <table:table-cell table:number-columns-repeated="16375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369" table:style-name="ce1">
            <text:p>369</text:p>
          </table:table-cell>
          <table:table-cell office:value-type="float" office:value="55.6" table:style-name="ce1">
            <text:p>55.6</text:p>
          </table:table-cell>
          <table:table-cell office:value-type="float" office:value="150" table:formula="of:=[.D14]" table:style-name="ce1">
            <text:p>150</text:p>
          </table:table-cell>
          <table:table-cell table:number-columns-repeated="4" table:style-name="ce1"/>
          <table:table-cell office:value-type="float" office:value="124.35533121974586" table:formula="of:=ABS((100/[.$F$3])*([.$F$3]-[.H14]))" table:style-name="ce1">
            <text:p>124.3553312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Diagramm 2" svg:x="0.21875in" svg:y="0.07552in" svg:width="5.65625in" svg:height="3.2994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2__37__32_-_32_Akzent1" style:display-name="20 % - Akzent1" style:family="table-cell" style:data-style-name="N0">
      <style:table-cell-properties fo:background-color="#D9E1F2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DEBF7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4C6E7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DD7EE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8EA9DB"/>
    </style:style>
    <style:style style:name="_54_0_32__37__32_-_32_Akzent2" style:display-name="60 % - Akzent2" style:family="table-cell" style:data-style-name="N0">
      <style:table-cell-properties fo:background-color="#F4B084"/>
    </style:style>
    <style:style style:name="_54_0_32__37__32_-_32_Akzent3" style:display-name="60 % - Akzent3" style:family="table-cell" style:data-style-name="N0">
      <style:table-cell-properties fo:background-color="#C9C9C9"/>
    </style:style>
    <style:style style:name="_54_0_32__37__32_-_32_Akzent4" style:display-name="60 % - Akzent4" style:family="table-cell" style:data-style-name="N0">
      <style:table-cell-properties fo:background-color="#FFD966"/>
    </style:style>
    <style:style style:name="_54_0_32__37__32_-_32_Akzent5" style:display-name="60 % - Akzent5" style:family="table-cell" style:data-style-name="N0">
      <style:table-cell-properties fo:background-color="#9BC2E6"/>
    </style:style>
    <style:style style:name="_54_0_32__37__32_-_32_Akzent6" style:display-name="60 % - Akzent6" style:family="table-cell" style:data-style-name="N0">
      <style:table-cell-properties fo:background-color="#A9D08E"/>
    </style:style>
    <style:style style:name="Akzent1" style:family="table-cell" style:data-style-name="N0">
      <style:table-cell-properties fo:background-color="#4472C4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5B9BD5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Lars Schell</meta:initial-creator>
    <dc:creator>Lars Schell</dc:creator>
    <meta:creation-date>2021-09-29T08:23:40Z</meta:creation-date>
    <dc:date>2021-09-29T09:46:49Z</dc:date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E001">
      <style:graphic-properties draw:fill="none" draw:stroke="solid" svg:stroke-width="0.01042in" svg:stroke-color="#595959" svg:stroke-opacity="100%" draw:stroke-linejoin="round" svg:stroke-linecap="butt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chart-properties chart:regression-type="linear"/>
      <style:graphic-properties draw:fill="none" draw:stroke="dash" draw:stroke-dash="a3" svg:stroke-width="0.02083in" svg:stroke-color="#4472c4" svg:stroke-opacity="100%" svg:stroke-linecap="round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error-category="percentage" chart:error-percentage="5" chart:error-upper-indicator="true" chart:error-lower-indicator="true" chart:auto-position="true"/>
      <style:graphic-properties draw:fill="none" draw:stroke="none"/>
    </style:style>
  </office:automatic-styles>
  <office:body>
    <office:chart>
      <chart:chart chart:class="chart:scatter" svg:height="237.5625196850394pt" svg:width="407.25pt" chart:style-name="Crt0">
        <chart:title chart:style-name="CT00">
          <text:p text:style-name="a0" text:class-names="" text:cond-style-name="">Die Masse der Erde laut unseren Berechnungen</text:p>
        </chart:title>
        <chart:plot-area chart:style-name="Plt0">
          <chart:axis chart:dimension="x" chart:name="primary-x" chart:style-name="Axs0">
            <chart:title chart:style-name="AT00">
              <text:p text:style-name="a1" text:class-names="" text:cond-style-name="">Versuche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Erdmasse in kg</text:p>
            </chart:title>
            <chart:grid chart:class="major" chart:style-name="GMa1"/>
          </chart:axis>
          <chart:series chart:values-cell-range-address="data.$H$1:.$H$15" chart:class="chart:scatter" chart:attached-axis="primary-y" chart:style-name="G0S0">
            <chart:domain table:cell-range-address="data.$A$1:.$A$15"/>
            <chart:regression-curve chart:style-name="T000">
              <chart:equation chart:automatic-content="true" chart:display-equation="false" chart:display-r-square="false" chart:style-name="TL000"/>
            </chart:regression-curve>
            <chart:error-indicator chart:style-name="E001"/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3" draw:display-name="SysDot" draw:style="rect" draw:dots1="1" draw:dots1-length="0.02083in" draw:dots2="0" draw:dots2-length="0in" draw:distance="0.02083in"/>
  </office:styles>
</office:document-styles>
</file>